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00df" officeooo:paragraph-rsid="000a00df"/>
    </style:style>
    <style:style style:name="P2" style:family="paragraph" style:parent-style-name="Text_20_body">
      <style:text-properties officeooo:rsid="000ec5a0" officeooo:paragraph-rsid="000ec5a0"/>
    </style:style>
    <style:style style:name="P3" style:family="paragraph" style:parent-style-name="Heading_20_3">
      <style:text-properties officeooo:rsid="0005c96b" officeooo:paragraph-rsid="0005c96b"/>
    </style:style>
    <style:style style:name="P4" style:family="paragraph" style:parent-style-name="Heading_20_3">
      <style:text-properties officeooo:rsid="000a00df" officeooo:paragraph-rsid="000a00df"/>
    </style:style>
    <style:style style:name="P5" style:family="paragraph" style:parent-style-name="Heading_20_3">
      <style:text-properties officeooo:rsid="000b5285" officeooo:paragraph-rsid="000b5285"/>
    </style:style>
    <style:style style:name="P6" style:family="paragraph" style:parent-style-name="Text_20_body">
      <style:text-properties fo:font-style="normal" officeooo:rsid="000a00df" officeooo:paragraph-rsid="000a00df" style:font-style-asian="normal" style:font-style-complex="normal"/>
    </style:style>
    <style:style style:name="P7" style:family="paragraph" style:parent-style-name="Text_20_body">
      <style:text-properties fo:font-style="normal" officeooo:rsid="000b5285" officeooo:paragraph-rsid="000b5285" style:font-style-asian="normal" style:font-style-complex="normal"/>
    </style:style>
    <style:style style:name="P8" style:family="paragraph" style:parent-style-name="Text_20_body">
      <style:text-properties officeooo:rsid="000a00df" officeooo:paragraph-rsid="000a00df"/>
    </style:style>
    <style:style style:name="P9" style:family="paragraph" style:parent-style-name="Text_20_body">
      <style:text-properties officeooo:rsid="0013deac" officeooo:paragraph-rsid="0013deac"/>
    </style:style>
    <style:style style:name="T1" style:family="text">
      <style:text-properties officeooo:rsid="0005c96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5285" style:font-style-asian="normal" style:font-style-complex="normal"/>
    </style:style>
    <style:style style:name="T4" style:family="text">
      <style:text-properties fo:font-style="normal" officeooo:rsid="000bbe3c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onction<text:span text:style-name="T1">nalités</text:span></text:h>
      <text:h text:style-name="Heading_20_3" text:outline-level="3">Visualisation des praticiens</text:h>
      <text:p text:style-name="P9">Récupération des praticiens dans la base de données</text:p>
      <text:p text:style-name="P9">Affichage dans l’application d’une liste des praticiens contenant nom et prénom</text:p>
      <text:h text:style-name="Heading_20_3" text:outline-level="3">visualiser les détails des praticiens</text:h>
      <text:p text:style-name="P9">Il est possible de cliquer sur un praticien dans la liste.</text:p>
      <text:p text:style-name="P9">Cliquer sur un praticien permet d’afficher son nom, son prénom, sa fonction, son score de nototietté et son adresse</text:p>
      <text:h text:style-name="P3" text:outline-level="3">recherche par type</text:h>
      <text:p text:style-name="P9">Accès à une page de recherche depuis la barre de navigation principale du site.</text:p>
      <text:p text:style-name="P9">Sur cette page se trouve un menu déroulant permettant de choisir la fonction que l’on veut rechercher.</text:p>
      <text:p text:style-name="P9">Une fois que l’on clique sur la fonction choisie, une liste des médecins dont le type correspond au type choisi s’affiche.</text:p>
      <text:p text:style-name="P9">Cliquer sur un médecin affiche ses détails dans la page de vision des praticiens.</text:p>
      <text:p text:style-name="P1"/>
      <text:h text:style-name="P4" text:outline-level="3">Modification des informations</text:h>
      <text:p text:style-name="P1">Route : </text:p>
      <text:p text:style-name="P1">foute <text:span text:style-name="T2">/action/modifiercompte qui amène a la fonction ModifierCompte du controller</text:span></text:p>
      <text:p text:style-name="P6">controller :</text:p>
      <text:p text:style-name="P1"><text:span text:style-name="T2">fonction qui </text:span><text:span text:style-name="T3">ve</text:span><text:span text:style-name="T4">rr</text:span><text:span text:style-name="T3">ifie que le compte connecté soit bien selui que l’on modifie avant de mettre les informations à jour</text:span></text:p>
      <text:p text:style-name="P7">vue :</text:p>
      <text:p text:style-name="P7">formulaire contenant les informations du compte que l’on peut modifier</text:p>
      <text:h text:style-name="P5" text:outline-level="3">Consultation du rapport</text:h>
      <text:p text:style-name="P2">Route :</text:p>
      <text:p text:style-name="P2">route /rapport qui redirige vers la fonction Rapport du controller</text:p>
      <text:p text:style-name="P2">controller :</text:p>
      <text:p text:style-name="P2">fonction Rapport qui récupère la table rapport et fait une jointure avec la table praticiens</text:p>
      <text:p text:style-name="P2">renvoie vers la vue rapport </text:p>
      <text:p text:style-name="P2">vue :</text:p>
      <text:p text:style-name="P2"><text:soft-page-break/>tableau contenant les informations sur les rapports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5T11:22:23.407000000</dc:date>
    <meta:editing-duration>PT2H53M25S</meta:editing-duration>
    <meta:editing-cycles>9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27" meta:word-count="222" meta:character-count="1391" meta:non-whitespace-character-count="1194"/>
  </office:meta>
</office:document-meta>
</file>